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5cm" fo:min-width="18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84cm" fo:min-width="9.5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76cm" fo:min-width="9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9cm" svg:height="2.3cm" svg:x="1cm" svg:y="5.1cm">
          <text:p text:style-name="P1">Obter o nome digitado no campo [nome] da tel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9cm" svg:height="2.1cm" svg:x="1cm" svg:y="10.1cm">
          <text:p text:style-name="P1">Concatenar “Hello “ e o valor do campo [nome]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0.2cm" svg:height="1.7cm" svg:x="5.4cm" svg:y="1cm">
          <text:p text:style-name="P1">O usuário pressiona o botão "ok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cm" svg:y1="7.4cm" svg:x2="10.5cm" svg:y2="10.1cm" draw:start-shape="id1" draw:start-glue-point="2" draw:end-shape="id2" draw:end-glue-point="0" svg:d="M10500 7400v2700" svg:viewBox="0 0 1 2701">
          <text:p/>
        </draw:connector>
        <draw:custom-shape draw:style-name="gr5" draw:text-style-name="P2" xml:id="id4" draw:id="id4" draw:layer="layout" svg:width="10.2cm" svg:height="1.8cm" svg:x="5.4cm" svg:y="15.4cm">
          <text:p text:style-name="P1">O resultado é exibido na te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cm" svg:y1="2.7cm" svg:x2="10.5cm" svg:y2="5.1cm" draw:start-shape="id3" draw:start-glue-point="2" draw:end-shape="id1" draw:end-glue-point="0" svg:d="M10500 2700v2400" svg:viewBox="0 0 1 2401">
          <text:p/>
        </draw:connector>
        <draw:connector draw:style-name="gr4" draw:text-style-name="P3" draw:layer="layout" svg:x1="10.5cm" svg:y1="12.2cm" svg:x2="10.5cm" svg:y2="15.4cm" draw:start-shape="id2" draw:start-glue-point="2" draw:end-shape="id4" draw:end-glue-point="0" svg:d="M10500 12200v3200" svg:viewBox="0 0 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4:08:40.731000000</meta:creation-date>
    <dc:date>2021-06-14T14:22:34.019000000</dc:date>
    <meta:editing-duration>PT11M24S</meta:editing-duration>
    <meta:editing-cycles>4</meta:editing-cycles>
    <meta:generator>LibreOffice/6.0.2.1$Windows_X86_64 LibreOffice_project/f7f06a8f319e4b62f9bc5095aa112a65d2f3ac89</meta:generator>
    <meta:document-statistic meta:object-count="7"/>
  </office:meta>
</office:document-meta>
</file>